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3C5A6A30A1DEA883.png" manifest:media-type="image/png"/>
  <manifest:file-entry manifest:full-path="Pictures/100004CC000002950000029505828E13346C7792.svg" manifest:media-type="image/svg+xml"/>
  <manifest:file-entry manifest:full-path="Pictures/100000010000001900000019414BE41FC648FE8B.png" manifest:media-type="image/png"/>
  <manifest:file-entry manifest:full-path="Pictures/100005200000029500000295F3F691375DEDAE3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608cm" fo:min-width="5.85cm"/>
      <style:paragraph-properties style:writing-mode="lr-tb"/>
    </style:style>
    <style:style style:name="gr2" style:family="graphic" style:parent-style-name="Store">
      <style:graphic-properties fo:min-height="2.29cm" fo:min-width="4.58cm"/>
      <style:paragraph-properties style:writing-mode="lr-tb"/>
    </style:style>
    <style:style style:name="gr3" style:family="graphic" style:parent-style-name="Component" style:list-style-name="L1">
      <style:graphic-properties draw:textarea-horizontal-align="justify" draw:textarea-vertical-align="top" draw:auto-grow-height="false" fo:min-height="7.37cm" fo:min-width="12.215cm"/>
      <style:paragraph-properties style:writing-mode="lr-tb"/>
    </style:style>
    <style:style style:name="gr4" style:family="graphic" style:parent-style-name="text-property">
      <style:graphic-properties fo:min-height="5.017cm"/>
      <style:paragraph-properties style:writing-mode="lr-tb"/>
    </style:style>
    <style:style style:name="gr5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6" style:family="graphic" style:parent-style-name="text-property">
      <style:graphic-properties fo:min-height="0.925cm"/>
      <style:paragraph-properties style:writing-mode="lr-tb"/>
    </style:style>
    <style:style style:name="gr7" style:family="graphic" style:parent-style-name="Comment">
      <style:graphic-properties draw:textarea-horizontal-align="justify" draw:textarea-vertical-align="middle" draw:auto-grow-height="false" fo:min-height="1.176cm" fo:min-width="2.941cm" fo:wrap-option="wrap"/>
      <style:paragraph-properties style:writing-mode="lr-tb"/>
    </style:style>
    <style:style style:name="gr8" style:family="graphic" style:parent-style-name="text-property">
      <style:graphic-properties fo:min-height="2.509cm"/>
      <style:paragraph-properties style:writing-mode="lr-tb"/>
    </style:style>
    <style:style style:name="gr9" style:family="graphic" style:parent-style-name="Comment">
      <style:graphic-properties draw:textarea-horizontal-align="justify" draw:textarea-vertical-align="middle" draw:auto-grow-height="false" fo:min-height="2.352cm" fo:min-width="6.469cm" fo:wrap-option="wrap"/>
      <style:paragraph-properties style:writing-mode="lr-tb"/>
    </style:style>
    <style:style style:name="gr10" style:family="graphic" style:parent-style-name="Comment">
      <style:graphic-properties draw:textarea-horizontal-align="justify" draw:textarea-vertical-align="middle" draw:auto-grow-height="false" fo:min-height="2.941cm" fo:min-width="2.941cm" fo:wrap-option="wrap"/>
      <style:paragraph-properties style:writing-mode="lr-tb"/>
    </style:style>
    <style:style style:name="gr11" style:family="graphic" style:parent-style-name="text-property">
      <style:graphic-properties fo:min-height="0.62cm"/>
      <style:paragraph-properties style:writing-mode="lr-tb"/>
    </style:style>
    <style:style style:name="gr12" style:family="graphic" style:parent-style-name="Comment">
      <style:graphic-properties draw:textarea-horizontal-align="justify" draw:textarea-vertical-align="middle" draw:auto-grow-height="false" fo:min-height="1.176cm" fo:min-width="5.88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text-autospace="none" style:writing-mode="lr-tb"/>
    </style:style>
    <style:style style:name="T1" style:family="text">
      <style:text-properties style:font-name="Ubuntu1" fo:font-size="8pt"/>
    </style:style>
    <style:style style:name="T2" style:family="text">
      <style:text-properties style:text-position="super 58%" style:font-name="Ubuntu1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858cm" svg:x="13.05cm" svg:y="15.287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2.54cm" svg:x="15.605cm" svg:y="2.905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15cm" svg:height="7.62cm" svg:x="5.445cm" svg:y="5.762cm">
          <text:p text:style-name="P2">Compil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826cm" svg:height="5.267cm" svg:x="6.08cm" svg:y="6.837cm">
          <draw:text-box>
            <text:p>&lt;MediaTrack&gt;</text:p>
            <text:p text:style-name="P3"><text:s text:c="4"/>&lt;TrackHeader/&gt;</text:p>
            <text:p text:style-name="P3"><text:s text:c="4"/>&lt;TrackAudio/Video/YoutubeElement&gt;</text:p>
            <text:p text:style-name="P3"><text:s text:c="8"/>&lt;AudioLevels/&gt;</text:p>
            <text:p text:style-name="P3"><text:s text:c="8"/>Or other Visuals</text:p>
            <text:p text:style-name="P3"><text:s text:c="4"/>&lt;/TrackAudio/Video/YoutubeElement&gt;</text:p>
            <text:p text:style-name="P3"><text:s text:c="4"/>&lt;PlaybackWidget/&gt;</text:p>
            <text:p text:style-name="P3">&lt;/MediaTrack&gt;</text:p>
          </draw:text-box>
        </draw:frame>
        <draw:connector draw:style-name="gr5" draw:text-style-name="P5" draw:layer="layout" draw:type="curve" svg:x1="15.605cm" svg:y1="4.175cm" svg:x2="12.43cm" svg:y2="4.175cm" draw:start-shape="id1" draw:start-glue-point="3" draw:end-shape="id2" draw:end-glue-point="1" svg:d="M15605 4175h-3175" svg:viewBox="0 0 3176 1">
          <text:p text:style-name="P4">retrieve</text:p>
        </draw:connector>
        <draw:connector draw:style-name="gr5" draw:text-style-name="P5" draw:layer="layout" draw:type="curve" svg:x1="16.712cm" svg:y1="8.848cm" svg:x2="18.186cm" svg:y2="16.791cm" draw:start-shape="id3" draw:end-shape="id4" draw:end-glue-point="0" svg:d="M16712 8848c0 5958 1474 1987 1474 7943" svg:viewBox="0 0 1475 7944">
          <text:p text:style-name="P5"><text:s text:c="25"/>provide</text:p>
        </draw:connector>
        <draw:frame draw:style-name="gr6" draw:text-style-name="P1" draw:layer="layout" svg:width="3.81cm" svg:height="1.175cm" svg:x="16.24cm" svg:y="3.635cm">
          <draw:text-box>
            <text:p>MediaURL[ ]</text:p>
          </draw:text-box>
        </draw:frame>
        <draw:custom-shape draw:style-name="gr7" draw:text-style-name="P5" draw:layer="layout" svg:width="3.175cm" svg:height="1.27cm" svg:x="1.635cm" svg:y="8.62cm">
          <text:p text:style-name="P5">Visual enhancement, using the internal audio/other element.</text:p>
          <draw:enhanced-geometry svg:viewBox="0 0 21600 21600" draw:text-areas="800 800 20800 20800" draw:type="round-rectangular-callout" draw:modifiers="39513.8539042821 105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175cm" svg:height="1.27cm" svg:x="1.635cm" svg:y="10.525cm">
          <text:p text:style-name="P5">The playback controls, using the media handler</text:p>
          <draw:enhanced-geometry svg:viewBox="0 0 21600 21600" draw:text-areas="800 800 20800 20800" draw:type="round-rectangular-callout" draw:modifiers="33392.9471032746 7579.54366640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5.73cm" svg:height="2.759cm" svg:x="13.685cm" svg:y="16.017cm">
          <draw:text-box>
            <text:p>Audio Context</text:p>
            <text:p>MediaHandler [ <text:s text:c="4"/>]</text:p>
          </draw:text-box>
        </draw:frame>
        <draw:connector draw:style-name="gr5" draw:text-style-name="P5" draw:layer="layout" draw:type="curve" svg:x1="16.712cm" svg:y1="8.848cm" svg:x2="12.665cm" svg:y2="11.05cm" draw:start-shape="id3" draw:start-glue-point="2" draw:end-shape="id5" draw:end-glue-point="1" svg:d="M16712 8848c0 1468-1349 2202-4047 2202" svg:viewBox="0 0 4048 2203">
          <text:p text:style-name="P5"/>
          <text:p text:style-name="P5"/>
          <text:p text:style-name="P5"/>
          <text:p text:style-name="P5"/>
          <text:p text:style-name="P5"/>
          <text:p text:style-name="P5">provide</text:p>
        </draw:connector>
        <draw:custom-shape draw:style-name="gr9" draw:text-style-name="P5" xml:id="id2" draw:id="id2" draw:layer="layout" svg:width="6.985cm" svg:height="2.54cm" svg:x="5.445cm" svg:y="2.905cm">
          <text:p text:style-name="P5">Represents a playable track. The MediaTrack:</text:p>
          <text:p text:style-name="P6">- retrieves the media URL</text:p>
          <text:p text:style-name="P6">- creates an appropriate Track...Element, <text:line-break/>that provides back an IMediaHandler instance</text:p>
          <text:p text:style-name="P6"><text:span text:style-name="T1">- provides the IMediaHandler</text:span><text:line-break/> to the audio store</text:p>
          <text:p text:style-name="P6"/>
          <draw:enhanced-geometry svg:viewBox="0 0 21600 21600" draw:text-areas="800 800 20800 20800" draw:type="round-rectangular-callout" draw:modifiers="7763.75608359576 36484.53364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3.175cm" svg:height="3.175cm" svg:x="1.635cm" svg:y="4.81cm">
          <text:p text:style-name="P5"><text:span text:style-name="T1">Internally creates and represents the actual HTML audio/video element or 3</text:span><text:span text:style-name="T2">rd</text:span><text:span text:style-name="T1"> party widget. Provides a suitable </text:span>IMediaHandler instance.</text:p>
          <draw:enhanced-geometry svg:viewBox="0 0 21600 21600" draw:text-areas="800 800 20800 20800" draw:type="round-rectangular-callout" draw:modifiers="36392.1914357683 25354.1561712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" xml:id="id6" draw:id="id6" draw:layer="layout" svg:width="8.174cm" svg:height="0.878cm" svg:x="4.81cm" svg:y="15.605cm">
          <draw:text-box>
            <text:p>&lt;MultitrackPlaybackWidget/&gt;</text:p>
          </draw:text-box>
        </draw:frame>
        <draw:connector draw:style-name="gr5" draw:text-style-name="P5" draw:layer="layout" draw:type="curve" draw:line-skew="0.972cm" svg:x1="8.897cm" svg:y1="16.483cm" svg:x2="18.186cm" svg:y2="17.451cm" draw:start-shape="id6" draw:start-glue-point="2" draw:end-shape="id4" draw:end-glue-point="2" svg:d="M8897 16483c0 3660 9289 3176 9289 968" svg:viewBox="0 0 9290 2689">
          <text:p text:style-name="P5">uses</text:p>
        </draw:connector>
        <draw:custom-shape draw:style-name="gr12" draw:text-style-name="P5" draw:layer="layout" svg:width="6.35cm" svg:height="1.27cm" svg:x="2.27cm" svg:y="16.875cm">
          <text:p text:style-name="P5">In a multitrack playback scenario, a suitable Widget may directly retrieve and use the media handlers from the audio store.</text:p>
          <draw:enhanced-geometry svg:viewBox="0 0 21600 21600" draw:text-areas="800 800 20800 20800" draw:type="round-rectangular-callout" draw:modifiers="12468.2097307511 -9533.910306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xml:id="id3" draw:id="id3" draw:layer="layout" svg:width="0.66cm" svg:height="0.66cm" svg:x="16.382cm" svg:y="8.188cm">
          <draw:image xlink:href="Pictures/100005200000029500000295F3F691375DEDAE39.svg" xlink:type="simple" xlink:show="embed" xlink:actuate="onLoad" draw:mime-type="image/svg+xml">
            <text:p/>
          </draw:image>
          <draw:image xlink:href="Pictures/100000010000001900000019414BE41FC648FE8B.png" xlink:type="simple" xlink:show="embed" xlink:actuate="onLoad" draw:mime-type="image/png"/>
        </draw:frame>
        <draw:frame draw:style-name="gr13" draw:text-style-name="P4" xml:id="id5" draw:id="id5" draw:layer="layout" svg:width="0.66cm" svg:height="0.66cm" svg:x="12.005cm" svg:y="10.72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3C5A6A30A1DEA883.png" xlink:type="simple" xlink:show="embed" xlink:actuate="onLoad" draw:mime-type="image/png"/>
        </draw:frame>
        <draw:frame draw:style-name="gr13" draw:text-style-name="P4" xml:id="id4" draw:id="id4" draw:layer="layout" svg:width="0.66cm" svg:height="0.66cm" svg:x="17.856cm" svg:y="16.791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3C5A6A30A1DEA88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/>
      <style:paragraph-properties style:text-autospace="none"/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07-30T12:30:02.258178521</dc:date>
    <meta:editing-duration>PT6H34M7S</meta:editing-duration>
    <meta:editing-cycles>51</meta:editing-cycles>
    <meta:generator>LibreOffice/7.3.7.2$Linux_X86_64 LibreOffice_project/30$Build-2</meta:generator>
    <meta:document-statistic meta:object-count="19"/>
  </office:meta>
</office:document-meta>
</file>